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04mm"/>
    </style:style>
    <style:style style:name="ro1" style:family="table-row">
      <style:table-row-properties style:row-height="1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weight-asian="bold" style:font-weight-complex="600"/>
    </style:style>
    <style:style style:name="ce2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600" fo:hyphenate="true"/>
    </style:style>
    <style:style style:name="ce3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normal" style:font-weight-asian="normal" style:font-weight-complex="normal" fo:hyphenate="true"/>
    </style:style>
    <style:style style:name="ce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8pt" fo:font-weight="normal" style:font-weight-asian="normal" style:font-weight-complex="normal" fo:hyphenate="true"/>
    </style:style>
    <style:style style:name="ce5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bold" fo:hyphenate="true"/>
    </style:style>
    <style:style style:name="ce6" style:family="table-cell" style:parent-style-name="Default" style:data-style-name="N100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4pt"/>
    </style:style>
    <style:style style:name="ce7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000000"/>
    </style:style>
    <style:style style:name="ce11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8pt" fo:font-weight="bold" style:font-weight-asian="bold" style:font-weight-complex="bold" fo:hyphenate="true"/>
    </style:style>
    <style:style style:name="ce12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13" style:family="table-cell" style:parent-style-name="Default" style:data-style-name="N104">
      <style:table-cell-properties style:text-align-source="fix" style:repeat-content="false" fo:wrap-option="wrap" fo:border="1.76pt solid #000000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14" style:family="table-cell" style:parent-style-name="Default" style:data-style-name="N104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0pt" fo:font-weight="normal" style:font-weight-asian="normal" style:font-weight-complex="normal" fo:hyphenate="true"/>
    </style:style>
    <style:style style:name="ce15" style:family="table-cell" style:parent-style-name="Default" style:data-style-name="N113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16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600" fo:hyphenate="false"/>
    </style:style>
    <style:style style:name="ce17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bold" fo:hyphenate="false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Custos com os recursos humanos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ID do Recurso</text:p>
          </table:table-cell>
          <table:table-cell table:style-name="ce2" office:value-type="string" calcext:value-type="string">
            <text:p>Cargo</text:p>
          </table:table-cell>
          <table:table-cell table:style-name="ce2" office:value-type="string" calcext:value-type="string">
            <text:p>Salário</text:p>
          </table:table-cell>
          <table:table-cell table:style-name="ce2" office:value-type="string" calcext:value-type="string">
            <text:p>Custo</text:p>
          </table:table-cell>
          <table:table-cell table:style-name="ce2" office:value-type="string" calcext:value-type="string">
            <text:p>Custo por hor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8" office:value-type="string" calcext:value-type="string">
            <text:p>Gestor de Projetos</text:p>
          </table:table-cell>
          <table:table-cell table:style-name="ce14" office:value-type="currency" office:currency="BRL" office:value="6225" calcext:value-type="currency">
            <text:p>R$ 6.225,00</text:p>
          </table:table-cell>
          <table:table-cell table:style-name="ce14" table:formula="of:=[Planilha1.D4]*2" office:value-type="currency" office:currency="BRL" office:value="12450" calcext:value-type="currency">
            <text:p>R$ 12.450,00</text:p>
          </table:table-cell>
          <table:table-cell table:style-name="ce14" table:formula="of:=[Planilha1.E4]/176" office:value-type="currency" office:currency="BRL" office:value="70.7386363636364" calcext:value-type="currency">
            <text:p>R$ 70,74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9" office:value-type="string" calcext:value-type="string">
            <text:p>Admin. de Banco de Dados</text:p>
          </table:table-cell>
          <table:table-cell table:style-name="ce14" office:value-type="currency" office:currency="BRL" office:value="2382" calcext:value-type="currency">
            <text:p>R$ 2.382,00</text:p>
          </table:table-cell>
          <table:table-cell table:style-name="ce14" table:formula="of:=[Planilha1.D5]*2" office:value-type="currency" office:currency="BRL" office:value="4764" calcext:value-type="currency">
            <text:p>R$ 4.764,00</text:p>
          </table:table-cell>
          <table:table-cell table:style-name="ce14" table:formula="of:=[Planilha1.E5]/176" office:value-type="currency" office:currency="BRL" office:value="27.0681818181818" calcext:value-type="currency">
            <text:p>R$ 27,0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table:style-name="ce9" office:value-type="string" calcext:value-type="string">
            <text:p>Programador WEB</text:p>
          </table:table-cell>
          <table:table-cell table:style-name="ce14" office:value-type="currency" office:currency="BRL" office:value="2287" calcext:value-type="currency">
            <text:p>R$ 2.287,00</text:p>
          </table:table-cell>
          <table:table-cell table:style-name="ce14" table:formula="of:=[Planilha1.D6]*2" office:value-type="currency" office:currency="BRL" office:value="4574" calcext:value-type="currency">
            <text:p>R$ 4.574,00</text:p>
          </table:table-cell>
          <table:table-cell table:style-name="ce14" table:formula="of:=[Planilha1.E6]/176" office:value-type="currency" office:currency="BRL" office:value="25.9886363636364" calcext:value-type="currency">
            <text:p>R$ 25,9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D</text:p>
          </table:table-cell>
          <table:table-cell table:style-name="ce9" office:value-type="string" calcext:value-type="string">
            <text:p>Programador JavaScript</text:p>
          </table:table-cell>
          <table:table-cell table:style-name="ce14" office:value-type="currency" office:currency="BRL" office:value="3479" calcext:value-type="currency">
            <text:p>R$ 3.479,00</text:p>
          </table:table-cell>
          <table:table-cell table:style-name="ce14" table:formula="of:=[Planilha1.D7]*2" office:value-type="currency" office:currency="BRL" office:value="6958" calcext:value-type="currency">
            <text:p>R$ 6.958,00</text:p>
          </table:table-cell>
          <table:table-cell table:style-name="ce14" table:formula="of:=[Planilha1.E7]/176" office:value-type="currency" office:currency="BRL" office:value="39.5340909090909" calcext:value-type="currency">
            <text:p>R$ 39,53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ce10" office:value-type="string" calcext:value-type="string">
            <text:p>Testador</text:p>
          </table:table-cell>
          <table:table-cell table:style-name="ce14" office:value-type="currency" office:currency="BRL" office:value="800" calcext:value-type="currency">
            <text:p>R$ 800,00</text:p>
          </table:table-cell>
          <table:table-cell table:style-name="ce14" table:formula="of:=[Planilha1.D8]*2" office:value-type="currency" office:currency="BRL" office:value="1600" calcext:value-type="currency">
            <text:p>R$ 1.600,00</text:p>
          </table:table-cell>
          <table:table-cell table:style-name="ce14" table:formula="of:=[Planilha1.E8]/176" office:value-type="currency" office:currency="BRL" office:value="9.09090909090909" calcext:value-type="currency">
            <text:p>R$ 9,0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style-name="ce10" office:value-type="string" calcext:value-type="string">
            <text:p>Analista de Teste</text:p>
          </table:table-cell>
          <table:table-cell table:style-name="ce14" office:value-type="currency" office:currency="BRL" office:value="1000" calcext:value-type="currency">
            <text:p>R$ 1.000,00</text:p>
          </table:table-cell>
          <table:table-cell table:style-name="ce14" table:formula="of:=[Planilha1.D9]*2" office:value-type="currency" office:currency="BRL" office:value="2000" calcext:value-type="currency">
            <text:p>R$ 2.000,00</text:p>
          </table:table-cell>
          <table:table-cell table:style-name="ce14" table:formula="of:=[Planilha1.E9]/176" office:value-type="currency" office:currency="BRL" office:value="11.3636363636364" calcext:value-type="currency">
            <text:p>R$ 11,36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4" office:value-type="string" calcext:value-type="string" table:number-columns-spanned="10" table:number-rows-spanned="1">
            <text:p>Distribuição em horas</text:p>
          </table:table-cell>
          <table:covered-table-cell table:number-columns-repeated="9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ID da Atividade</text:p>
          </table:table-cell>
          <table:table-cell table:style-name="ce11" office:value-type="string" calcext:value-type="string" table:number-columns-spanned="1" table:number-rows-spanned="2">
            <text:p>Predecessora</text:p>
          </table:table-cell>
          <table:table-cell table:style-name="ce5" office:value-type="string" calcext:value-type="string" table:number-columns-spanned="6" table:number-rows-spanned="1">
            <text:p>Recursos</text:p>
          </table:table-cell>
          <table:covered-table-cell table:number-columns-repeated="5"/>
          <table:table-cell table:style-name="ce17" office:value-type="string" calcext:value-type="string" table:number-columns-spanned="1" table:number-rows-spanned="2">
            <text:p>Custo por atividade</text:p>
          </table:table-cell>
          <table:table-cell table:style-name="ce17" office:value-type="string" calcext:value-type="string" table:number-columns-spanned="1" table:number-rows-spanned="2">
            <text:p>Custo por Fase</text:p>
          </table:table-cell>
        </table:table-row>
        <table:table-row table:style-name="ro1">
          <table:table-cell/>
          <table:covered-table-cell table:number-columns-repeated="2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Fase: Planejamento</text:p>
          </table:table-cell>
          <table:covered-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1</text:p>
          </table:table-cell>
          <table:table-cell table:style-name="ce12"/>
          <table:table-cell table:style-name="ce15" table:formula="of:=8" office:value-type="float" office:value="8" calcext:value-type="float">
            <text:p>8</text:p>
          </table:table-cell>
          <table:table-cell table:style-name="ce15" table:number-columns-repeated="5"/>
          <table:table-cell table:style-name="ce13" table:formula="of:=([.D15]*[.F4])+([.E15]*[.F5])+([.F15]*[.F6])+([.G15]*[.F7])+([.H15]*[.F8])+([.I15]*[.F9])" office:value-type="currency" office:currency="BRL" office:value="565.909090909091" calcext:value-type="currency">
            <text:p>R$ 565,91</text:p>
          </table:table-cell>
          <table:table-cell table:style-name="ce13" table:formula="of:=[.J15]+[.J16]+[.J17]+[.J18]+[.J19]" office:value-type="currency" office:currency="BRL" office:value="2022.98863636364" calcext:value-type="currency" table:number-columns-spanned="1" table:number-rows-spanned="5">
            <text:p>R$ 2.022,99</text:p>
          </table:table-cell>
        </table:table-row>
        <table:table-row table:style-name="ro1">
          <table:table-cell/>
          <table:table-cell table:style-name="ce7" office:value-type="string" calcext:value-type="string">
            <text:p>2</text:p>
          </table:table-cell>
          <table:table-cell table:style-name="ce12" office:value-type="string" calcext:value-type="string">
            <text:p>1</text:p>
          </table:table-cell>
          <table:table-cell table:style-name="ce15" table:formula="of:=8" office:value-type="float" office:value="8" calcext:value-type="float">
            <text:p>8</text:p>
          </table:table-cell>
          <table:table-cell table:style-name="ce15" table:number-columns-repeated="5"/>
          <table:table-cell table:style-name="ce13" table:formula="of:=([Planilha1.D16]*[Planilha1.F4])+([Planilha1.E16]*[Planilha1.F5])+([Planilha1.F16]*[Planilha1.F6])+([Planilha1.G16]*[Planilha1.F7])+([Planilha1.H16]*[Planilha1.F8])+([Planilha1.I16]*[Planilha1.F9])" office:value-type="currency" office:currency="BRL" office:value="565.909090909091" calcext:value-type="currency">
            <text:p>R$ 565,91</text:p>
          </table:table-cell>
          <table:covered-table-cell/>
        </table:table-row>
        <table:table-row table:style-name="ro1">
          <table:table-cell/>
          <table:table-cell table:style-name="ce7" office:value-type="string" calcext:value-type="string">
            <text:p>3</text:p>
          </table:table-cell>
          <table:table-cell table:style-name="ce12" office:value-type="string" calcext:value-type="string">
            <text:p>1, 2</text:p>
          </table:table-cell>
          <table:table-cell table:style-name="ce15" table:formula="of:=8" office:value-type="float" office:value="8" calcext:value-type="float">
            <text:p>8</text:p>
          </table:table-cell>
          <table:table-cell table:style-name="ce15" table:number-columns-repeated="5"/>
          <table:table-cell table:style-name="ce13" table:formula="of:=([Planilha1.D17]*[Planilha1.F4])+([Planilha1.E17]*[Planilha1.F5])+([Planilha1.F17]*[Planilha1.F6])+([Planilha1.G17]*[Planilha1.F7])+([Planilha1.H17]*[Planilha1.F8])+([Planilha1.I17]*[Planilha1.F9])" office:value-type="currency" office:currency="BRL" office:value="565.909090909091" calcext:value-type="currency">
            <text:p>R$ 565,91</text:p>
          </table:table-cell>
          <table:covered-table-cell/>
        </table:table-row>
        <table:table-row table:style-name="ro1">
          <table:table-cell/>
          <table:table-cell table:style-name="ce7" office:value-type="string" calcext:value-type="string">
            <text:p><text:s/>4</text:p>
          </table:table-cell>
          <table:table-cell table:style-name="ce12" office:value-type="string" calcext:value-type="string">
            <text:p>1, 2, 3</text:p>
          </table:table-cell>
          <table:table-cell table:style-name="ce15" table:formula="of:=1" office:value-type="float" office:value="1" calcext:value-type="float">
            <text:p>1</text:p>
          </table:table-cell>
          <table:table-cell table:style-name="ce15" table:formula="of:=1" office:value-type="float" office:value="1" calcext:value-type="float">
            <text:p>1</text:p>
          </table:table-cell>
          <table:table-cell table:style-name="ce15" table:formula="of:=1" office:value-type="float" office:value="1" calcext:value-type="float">
            <text:p>1</text:p>
          </table:table-cell>
          <table:table-cell table:style-name="ce15" table:formula="of:=1" office:value-type="float" office:value="1" calcext:value-type="float">
            <text:p>1</text:p>
          </table:table-cell>
          <table:table-cell table:style-name="ce15" table:formula="of:=1" office:value-type="float" office:value="1" calcext:value-type="float">
            <text:p>1</text:p>
          </table:table-cell>
          <table:table-cell table:style-name="ce15" table:formula="of:=1" office:value-type="float" office:value="1" calcext:value-type="float">
            <text:p>1</text:p>
          </table:table-cell>
          <table:table-cell table:style-name="ce13" table:formula="of:=([Planilha1.D18]*[Planilha1.F4])+([Planilha1.E18]*[Planilha1.F5])+([Planilha1.F18]*[Planilha1.F6])+([Planilha1.G18]*[Planilha1.F7])+([Planilha1.H18]*[Planilha1.F8])+([Planilha1.I18]*[Planilha1.F9])" office:value-type="currency" office:currency="BRL" office:value="183.784090909091" calcext:value-type="currency">
            <text:p>R$ 183,78</text:p>
          </table:table-cell>
          <table:covered-table-cell/>
        </table:table-row>
        <table:table-row table:style-name="ro1">
          <table:table-cell/>
          <table:table-cell table:style-name="ce7" office:value-type="string" calcext:value-type="string">
            <text:p>5</text:p>
          </table:table-cell>
          <table:table-cell table:style-name="ce12" office:value-type="string" calcext:value-type="string">
            <text:p>1, 2, 3, 4</text:p>
          </table:table-cell>
          <table:table-cell table:style-name="ce15" table:formula="of:=2" office:value-type="float" office:value="2" calcext:value-type="float">
            <text:p>2</text:p>
          </table:table-cell>
          <table:table-cell table:style-name="ce15" table:number-columns-repeated="5"/>
          <table:table-cell table:style-name="ce13" table:formula="of:=([Planilha1.D19]*[Planilha1.F4])+([Planilha1.E19]*[Planilha1.F5])+([Planilha1.F19]*[Planilha1.F6])+([Planilha1.G19]*[Planilha1.F7])+([Planilha1.H19]*[Planilha1.F8])+([Planilha1.I19]*[Planilha1.F9])" office:value-type="currency" office:currency="BRL" office:value="141.477272727273" calcext:value-type="currency">
            <text:p>R$ 141,48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Fase: Elaboração</text:p>
          </table:table-cell>
          <table:covered-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1</text:p>
          </table:table-cell>
          <table:table-cell table:style-name="ce12"/>
          <table:table-cell table:style-name="ce15" table:formula="of:=8" office:value-type="float" office:value="8" calcext:value-type="float">
            <text:p>8</text:p>
          </table:table-cell>
          <table:table-cell table:style-name="ce15" table:number-columns-repeated="5"/>
          <table:table-cell table:style-name="ce13" table:formula="of:=([Planilha1.D21]*[Planilha1.F4])+([Planilha1.E21]*[Planilha1.F5])+([Planilha1.F21]*[Planilha1.F6])+([Planilha1.G21]*[Planilha1.F7])+([Planilha1.H21]*[Planilha1.F8])+([Planilha1.I21]*[Planilha1.F9])" office:value-type="currency" office:currency="BRL" office:value="565.909090909091" calcext:value-type="currency">
            <text:p>R$ 565,91</text:p>
          </table:table-cell>
          <table:table-cell table:style-name="ce13" table:formula="of:=[.J21]+[.J22]+[.J23]+[.J24]" office:value-type="currency" office:currency="BRL" office:value="3395.45454545454" calcext:value-type="currency" table:number-columns-spanned="1" table:number-rows-spanned="4">
            <text:p>R$ 3.395,45</text:p>
          </table:table-cell>
        </table:table-row>
        <table:table-row table:style-name="ro1">
          <table:table-cell/>
          <table:table-cell table:style-name="ce7" office:value-type="string" calcext:value-type="string">
            <text:p>2</text:p>
          </table:table-cell>
          <table:table-cell table:style-name="ce12" office:value-type="string" calcext:value-type="string">
            <text:p>1</text:p>
          </table:table-cell>
          <table:table-cell table:style-name="ce15" table:formula="of:=16" office:value-type="float" office:value="16" calcext:value-type="float">
            <text:p>16</text:p>
          </table:table-cell>
          <table:table-cell table:style-name="ce15" table:number-columns-repeated="5"/>
          <table:table-cell table:style-name="ce13" table:formula="of:=([Planilha1.D22]*[Planilha1.F4])+([Planilha1.E22]*[Planilha1.F5])+([Planilha1.F22]*[Planilha1.F6])+([Planilha1.G22]*[Planilha1.F7])+([Planilha1.H22]*[Planilha1.F8])+([Planilha1.I22]*[Planilha1.F9])" office:value-type="currency" office:currency="BRL" office:value="1131.81818181818" calcext:value-type="currency">
            <text:p>R$ 1.131,82</text:p>
          </table:table-cell>
          <table:covered-table-cell/>
        </table:table-row>
        <table:table-row table:style-name="ro1">
          <table:table-cell/>
          <table:table-cell table:style-name="ce7" office:value-type="string" calcext:value-type="string">
            <text:p>3</text:p>
          </table:table-cell>
          <table:table-cell table:style-name="ce12" office:value-type="string" calcext:value-type="string">
            <text:p>1, 2</text:p>
          </table:table-cell>
          <table:table-cell table:style-name="ce15" table:formula="of:=16" office:value-type="float" office:value="16" calcext:value-type="float">
            <text:p>16</text:p>
          </table:table-cell>
          <table:table-cell table:style-name="ce15" table:number-columns-repeated="5"/>
          <table:table-cell table:style-name="ce13" table:formula="of:=([Planilha1.D23]*[Planilha1.F4])+([Planilha1.E23]*[Planilha1.F5])+([Planilha1.F23]*[Planilha1.F6])+([Planilha1.G23]*[Planilha1.F7])+([Planilha1.H23]*[Planilha1.F8])+([Planilha1.I23]*[Planilha1.F9])" office:value-type="currency" office:currency="BRL" office:value="1131.81818181818" calcext:value-type="currency">
            <text:p>R$ 1.131,82</text:p>
          </table:table-cell>
          <table:covered-table-cell/>
        </table:table-row>
        <table:table-row table:style-name="ro1">
          <table:table-cell/>
          <table:table-cell table:style-name="ce7" office:value-type="string" calcext:value-type="string">
            <text:p>4</text:p>
          </table:table-cell>
          <table:table-cell table:style-name="ce12" office:value-type="string" calcext:value-type="string">
            <text:p>1, 2, 3</text:p>
          </table:table-cell>
          <table:table-cell table:style-name="ce15" table:formula="of:=8" office:value-type="float" office:value="8" calcext:value-type="float">
            <text:p>8</text:p>
          </table:table-cell>
          <table:table-cell table:style-name="ce15" table:number-columns-repeated="5"/>
          <table:table-cell table:style-name="ce13" table:formula="of:=([Planilha1.D24]*[Planilha1.F4])+([Planilha1.E24]*[Planilha1.F5])+([Planilha1.F24]*[Planilha1.F6])+([Planilha1.G24]*[Planilha1.F7])+([Planilha1.H24]*[Planilha1.F8])+([Planilha1.I24]*[Planilha1.F9])" office:value-type="currency" office:currency="BRL" office:value="565.909090909091" calcext:value-type="currency">
            <text:p>R$ 565,91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Fase: Construção</text:p>
          </table:table-cell>
          <table:covered-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1</text:p>
          </table:table-cell>
          <table:table-cell table:style-name="ce12"/>
          <table:table-cell table:style-name="ce15"/>
          <table:table-cell table:style-name="ce15" table:formula="of:=4" office:value-type="float" office:value="4" calcext:value-type="float">
            <text:p>4</text:p>
          </table:table-cell>
          <table:table-cell table:style-name="ce15" table:formula="of:=4" office:value-type="float" office:value="4" calcext:value-type="float">
            <text:p>4</text:p>
          </table:table-cell>
          <table:table-cell table:style-name="ce15" table:number-columns-repeated="3"/>
          <table:table-cell table:style-name="ce13" table:formula="of:=([.D26]*[.F4])+([.E26]*[.F5])+([.F26]*[.F6])+([.G26]*[.F7])+([.H26]*[.F8])+([.I26]*[.F9])" office:value-type="currency" office:currency="BRL" office:value="212.227272727273" calcext:value-type="currency">
            <text:p>R$ 212,23</text:p>
          </table:table-cell>
          <table:table-cell table:style-name="ce13" table:formula="of:=[.J26]+[.J27]+[.J28]+[.J29]+[.J30]+[.J31]+[.J32]+[.J33]+[.J34]" office:value-type="currency" office:currency="BRL" office:value="15008.2272727273" calcext:value-type="currency" table:number-columns-spanned="1" table:number-rows-spanned="9">
            <text:p>R$ 15.008,23</text:p>
          </table:table-cell>
        </table:table-row>
        <table:table-row table:style-name="ro1">
          <table:table-cell/>
          <table:table-cell table:style-name="ce7" office:value-type="string" calcext:value-type="string">
            <text:p>2.1</text:p>
          </table:table-cell>
          <table:table-cell table:style-name="ce12" office:value-type="string" calcext:value-type="string">
            <text:p>1</text:p>
          </table:table-cell>
          <table:table-cell table:style-name="ce15"/>
          <table:table-cell table:style-name="ce15" office:value-type="float" office:value="80" calcext:value-type="float">
            <text:p>80</text:p>
          </table:table-cell>
          <table:table-cell table:style-name="ce15" table:number-columns-repeated="4"/>
          <table:table-cell table:style-name="ce13" table:formula="of:=([.D27]*[.F4])+([.E27]*[.F5])+([.F27]*[.F6])+([.G27]*[.F7])+([.H27]*[.F8])+([.I27]*[.F9])" office:value-type="currency" office:currency="BRL" office:value="2165.45454545455" calcext:value-type="currency">
            <text:p>R$ 2.165,45</text:p>
          </table:table-cell>
          <table:covered-table-cell/>
        </table:table-row>
        <table:table-row table:style-name="ro1">
          <table:table-cell/>
          <table:table-cell table:style-name="ce7" office:value-type="string" calcext:value-type="string">
            <text:p>2.2</text:p>
          </table:table-cell>
          <table:table-cell table:style-name="ce12" office:value-type="string" calcext:value-type="string">
            <text:p>1, 2.1</text:p>
          </table:table-cell>
          <table:table-cell table:style-name="ce15" table:number-columns-repeated="3"/>
          <table:table-cell table:style-name="ce15" table:formula="of:=17*8" office:value-type="float" office:value="136" calcext:value-type="float">
            <text:p>136</text:p>
          </table:table-cell>
          <table:table-cell table:style-name="ce15" table:number-columns-repeated="2"/>
          <table:table-cell table:style-name="ce13" table:formula="of:=([.D28]*[.F4])+([.E28]*[.F5])+([.F28]*[.F6])+([.G28]*[.F7])+([.H28]*[.F8])+([.I28]*[.F9])" office:value-type="currency" office:currency="BRL" office:value="5376.63636363636" calcext:value-type="currency">
            <text:p>R$ 5.376,64</text:p>
          </table:table-cell>
          <table:covered-table-cell/>
        </table:table-row>
        <table:table-row table:style-name="ro1">
          <table:table-cell/>
          <table:table-cell table:style-name="ce7" office:value-type="string" calcext:value-type="string">
            <text:p>2.3</text:p>
          </table:table-cell>
          <table:table-cell table:style-name="ce12" office:value-type="string" calcext:value-type="string">
            <text:p>1</text:p>
          </table:table-cell>
          <table:table-cell table:style-name="ce15" table:number-columns-repeated="2"/>
          <table:table-cell table:style-name="ce15" table:formula="of:=14*8" office:value-type="float" office:value="112" calcext:value-type="float">
            <text:p>112</text:p>
          </table:table-cell>
          <table:table-cell table:style-name="ce15" table:number-columns-repeated="3"/>
          <table:table-cell table:style-name="ce13" table:formula="of:=([.D29]*[.F4])+([.E29]*[.F5])+([.F29]*[.F6])+([.G29]*[.F7])+([.H29]*[.F8])+([.I29]*[.F9])" office:value-type="currency" office:currency="BRL" office:value="2910.72727272727" calcext:value-type="currency">
            <text:p>R$ 2.910,73</text:p>
          </table:table-cell>
          <table:covered-table-cell/>
        </table:table-row>
        <table:table-row table:style-name="ro1">
          <table:table-cell/>
          <table:table-cell table:style-name="ce7" office:value-type="string" calcext:value-type="string">
            <text:p>3.1</text:p>
          </table:table-cell>
          <table:table-cell table:style-name="ce12" office:value-type="string" calcext:value-type="string">
            <text:p>1, 2</text:p>
          </table:table-cell>
          <table:table-cell table:style-name="ce15" table:number-columns-repeated="4"/>
          <table:table-cell table:style-name="ce15" table:formula="of:=4*8" office:value-type="float" office:value="32" calcext:value-type="float">
            <text:p>32</text:p>
          </table:table-cell>
          <table:table-cell table:style-name="ce15"/>
          <table:table-cell table:style-name="ce13" table:formula="of:=([.D30]*[.F4])+([.E30]*[.F5])+([.F30]*[.F6])+([.G30]*[.F7])+([.H30]*[.F8])+([.I30]*[.F9])" office:value-type="currency" office:currency="BRL" office:value="290.909090909091" calcext:value-type="currency">
            <text:p>R$ 290,91</text:p>
          </table:table-cell>
          <table:covered-table-cell/>
        </table:table-row>
        <table:table-row table:style-name="ro1">
          <table:table-cell/>
          <table:table-cell table:style-name="ce7" office:value-type="string" calcext:value-type="string">
            <text:p>3.2</text:p>
          </table:table-cell>
          <table:table-cell table:style-name="ce12" office:value-type="string" calcext:value-type="string">
            <text:p>3.1</text:p>
          </table:table-cell>
          <table:table-cell table:style-name="ce15" table:number-columns-repeated="5"/>
          <table:table-cell table:style-name="ce15" table:formula="of:=8" office:value-type="float" office:value="8" calcext:value-type="float">
            <text:p>8</text:p>
          </table:table-cell>
          <table:table-cell table:style-name="ce13" table:formula="of:=([.D31]*[.F4])+([.E31]*[.F5])+([.F31]*[.F6])+([.G31]*[.F7])+([.H31]*[.F8])+([.I31]*[.F9])" office:value-type="currency" office:currency="BRL" office:value="90.9090909090909" calcext:value-type="currency">
            <text:p>R$ 90,91</text:p>
          </table:table-cell>
          <table:covered-table-cell/>
        </table:table-row>
        <table:table-row table:style-name="ro1">
          <table:table-cell/>
          <table:table-cell table:style-name="ce7" office:value-type="string" calcext:value-type="string">
            <text:p>4</text:p>
          </table:table-cell>
          <table:table-cell table:style-name="ce12" office:value-type="string" calcext:value-type="string">
            <text:p>1, 2, 3</text:p>
          </table:table-cell>
          <table:table-cell table:style-name="ce15" table:formula="of:=8" office:value-type="float" office:value="8" calcext:value-type="float">
            <text:p>8</text:p>
          </table:table-cell>
          <table:table-cell table:style-name="ce15" table:number-columns-repeated="5"/>
          <table:table-cell table:style-name="ce13" table:formula="of:=([.D32]*[.F4])+([.E32]*[.F5])+([.F32]*[.F6])+([.G32]*[.F7])+([.H32]*[.F8])+([.I32]*[.F9])" office:value-type="currency" office:currency="BRL" office:value="565.909090909091" calcext:value-type="currency">
            <text:p>R$ 565,91</text:p>
          </table:table-cell>
          <table:covered-table-cell/>
        </table:table-row>
        <table:table-row table:style-name="ro1">
          <table:table-cell/>
          <table:table-cell table:style-name="ce7" office:value-type="string" calcext:value-type="string">
            <text:p>5</text:p>
          </table:table-cell>
          <table:table-cell table:style-name="ce12" office:value-type="string" calcext:value-type="string">
            <text:p>1, 2, 3, 4</text:p>
          </table:table-cell>
          <table:table-cell table:style-name="ce15" table:formula="of:=5*8" office:value-type="float" office:value="40" calcext:value-type="float">
            <text:p>40</text:p>
          </table:table-cell>
          <table:table-cell table:style-name="ce15" table:number-columns-repeated="5"/>
          <table:table-cell table:style-name="ce13" table:formula="of:=([.D33]*[.F4])+([.E33]*[.F5])+([.F33]*[.F6])+([.G33]*[.F7])+([.H33]*[.F8])+([.I33]*[.F9])" office:value-type="currency" office:currency="BRL" office:value="2829.54545454545" calcext:value-type="currency">
            <text:p>R$ 2.829,55</text:p>
          </table:table-cell>
          <table:covered-table-cell/>
        </table:table-row>
        <table:table-row table:style-name="ro1">
          <table:table-cell/>
          <table:table-cell table:style-name="ce7" office:value-type="string" calcext:value-type="string">
            <text:p>6</text:p>
          </table:table-cell>
          <table:table-cell table:style-name="ce12" office:value-type="string" calcext:value-type="string">
            <text:p>1, 2, 3, 4, 5</text:p>
          </table:table-cell>
          <table:table-cell table:style-name="ce15" table:formula="of:=8" office:value-type="float" office:value="8" calcext:value-type="float">
            <text:p>8</text:p>
          </table:table-cell>
          <table:table-cell table:style-name="ce15" table:number-columns-repeated="5"/>
          <table:table-cell table:style-name="ce13" table:formula="of:=([.D34]*[.F4])+([.E34]*[.F5])+([.F34]*[.F6])+([.G34]*[.F7])+([.H34]*[.F8])+([.I34]*[.F9])" office:value-type="currency" office:currency="BRL" office:value="565.909090909091" calcext:value-type="currency">
            <text:p>R$ 565,91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Fase: Encerramento</text:p>
          </table:table-cell>
          <table:covered-table-cell table:number-columns-repeated="9"/>
        </table:table-row>
        <table:table-row table:style-name="ro1" table:number-rows-repeated="3">
          <table:table-cell/>
          <table:table-cell table:style-name="ce7"/>
          <table:table-cell table:style-name="ce12"/>
          <table:table-cell table:style-name="ce15" table:number-columns-repeated="6"/>
          <table:table-cell table:style-name="ce13"/>
          <table:table-cell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Fase: Monitoramento</text:p>
          </table:table-cell>
          <table:covered-table-cell table:number-columns-repeated="9"/>
        </table:table-row>
        <table:table-row table:style-name="ro1" table:number-rows-repeated="7">
          <table:table-cell/>
          <table:table-cell table:style-name="ce7"/>
          <table:table-cell table:style-name="ce12"/>
          <table:table-cell table:style-name="ce15" table:number-columns-repeated="6"/>
          <table:table-cell table:style-name="ce13"/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Custos</text:p>
          </table:table-cell>
          <table:covered-table-cell table:number-columns-repeated="8"/>
          <table:table-cell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Mês</text:p>
          </table:table-cell>
          <table:table-cell table:style-name="ce5" office:value-type="string" calcext:value-type="string" table:number-columns-spanned="6" table:number-rows-spanned="1">
            <text:p>Recursos</text:p>
          </table:table-cell>
          <table:covered-table-cell table:number-columns-repeated="5"/>
          <table:table-cell table:style-name="ce16" office:value-type="string" calcext:value-type="string" table:number-columns-spanned="1" table:number-rows-spanned="2">
            <text:p>Recursos Materiais</text:p>
          </table:table-cell>
          <table:table-cell table:style-name="ce16" office:value-type="string" calcext:value-type="string" table:number-columns-spanned="1" table:number-rows-spanned="2">
            <text:p>Custo Acumulado</text:p>
          </table:table-cell>
          <table:table-cell/>
        </table:table-row>
        <table:table-row table:style-name="ro1">
          <table:table-cell/>
          <table:covered-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7" office:value-type="string" calcext:value-type="string">
            <text:p>1</text:p>
          </table:table-cell>
          <table:table-cell table:style-name="ce13" table:number-columns-repeated="6"/>
          <table:table-cell table:style-name="ce13" table:formula="of:=350" office:value-type="currency" office:currency="BRL" office:value="350" calcext:value-type="currency">
            <text:p>R$ 350,00</text:p>
          </table:table-cell>
          <table:table-cell table:style-name="ce13" table:formula="of:=[.C51]+[.D51]+[.E51]+[.F51]+[.G51]+[.H51]+[.I51]" office:value-type="currency" office:currency="BRL" office:value="350" calcext:value-type="currency">
            <text:p>R$ 350,00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2</text:p>
          </table:table-cell>
          <table:table-cell table:style-name="ce13" table:number-columns-repeated="6"/>
          <table:table-cell table:style-name="ce13" table:formula="of:=350" office:value-type="currency" office:currency="BRL" office:value="350" calcext:value-type="currency">
            <text:p>R$ 350,00</text:p>
          </table:table-cell>
          <table:table-cell table:style-name="ce13" table:formula="of:=[.J51]+([.C52]+[.D52]+[.E52]+[.F52]+[.G52]+[.H52]+[.I52])" office:value-type="currency" office:currency="BRL" office:value="700" calcext:value-type="currency">
            <text:p>R$ 700,00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3</text:p>
          </table:table-cell>
          <table:table-cell table:style-name="ce13" table:number-columns-repeated="6"/>
          <table:table-cell table:style-name="ce13" table:formula="of:=350" office:value-type="currency" office:currency="BRL" office:value="350" calcext:value-type="currency">
            <text:p>R$ 350,00</text:p>
          </table:table-cell>
          <table:table-cell table:style-name="ce13" table:formula="of:=[.J52]+([.C53]+[.D53]+[.E53]+[.F53]+[.G53]+[.H53]+[.I53])" office:value-type="currency" office:currency="BRL" office:value="1050" calcext:value-type="currency">
            <text:p>R$ 1.050,00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2" loext:min-decimal-places="2" number:min-integer-digits="1"/>
    </number:number-style>
    <number:number-style style:name="N112">
      <style:text-properties fo:color="#ff0000"/>
      <number:text>-</number:text>
      <number:number number:decimal-places="2" loext:min-decimal-places="2" number:min-integer-digits="1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 style:data-style-name="N2" text:time-value="11:54:23.3074451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20:43:18.852727796</meta:creation-date>
    <dc:date>2018-03-30T14:22:48.628914820</dc:date>
    <meta:editing-duration>PT1H19M17S</meta:editing-duration>
    <meta:editing-cycles>4</meta:editing-cycles>
    <meta:generator>LibreOffice/5.1.6.2$Linux_X86_64 LibreOffice_project/10m0$Build-2</meta:generator>
    <meta:document-statistic meta:table-count="1" meta:cell-count="151" meta:object-count="0"/>
  </office:meta>
</office:document-meta>
</file>